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c903" officeooo:paragraph-rsid="000bc903"/>
    </style:style>
    <style:style style:name="P2" style:family="paragraph" style:parent-style-name="Text_20_body">
      <style:text-properties officeooo:rsid="000bc903" officeooo:paragraph-rsid="000db338"/>
    </style:style>
    <style:style style:name="P3" style:family="paragraph" style:parent-style-name="Text_20_body">
      <style:text-properties officeooo:rsid="000cdffa" officeooo:paragraph-rsid="000cdffa"/>
    </style:style>
    <style:style style:name="P4" style:family="paragraph" style:parent-style-name="Text_20_body">
      <style:text-properties officeooo:rsid="000db338" officeooo:paragraph-rsid="000db338"/>
    </style:style>
    <style:style style:name="P5" style:family="paragraph" style:parent-style-name="Text_20_body">
      <style:text-properties officeooo:rsid="0011589c" officeooo:paragraph-rsid="0017e86a"/>
    </style:style>
    <style:style style:name="P6" style:family="paragraph" style:parent-style-name="Text_20_body">
      <style:text-properties officeooo:rsid="001972b7" officeooo:paragraph-rsid="001972b7"/>
    </style:style>
    <style:style style:name="P7" style:family="paragraph" style:parent-style-name="Text_20_body">
      <style:text-properties officeooo:rsid="001e8e57" officeooo:paragraph-rsid="001e8e57"/>
    </style:style>
    <style:style style:name="P8" style:family="paragraph" style:parent-style-name="Text_20_body">
      <style:text-properties officeooo:rsid="00207df1" officeooo:paragraph-rsid="00207df1"/>
    </style:style>
    <style:style style:name="P9" style:family="paragraph" style:parent-style-name="Text_20_body">
      <style:text-properties officeooo:rsid="002344c7" officeooo:paragraph-rsid="002344c7"/>
    </style:style>
    <style:style style:name="P10" style:family="paragraph" style:parent-style-name="Text_20_body">
      <style:text-properties officeooo:rsid="002f2459" officeooo:paragraph-rsid="002f2459"/>
    </style:style>
    <style:style style:name="P11" style:family="paragraph" style:parent-style-name="Text_20_body">
      <style:text-properties officeooo:rsid="0030fcbe" officeooo:paragraph-rsid="0030fcbe"/>
    </style:style>
    <style:style style:name="P12" style:family="paragraph" style:parent-style-name="Text_20_body">
      <style:text-properties fo:font-size="14pt" fo:font-weight="bold" officeooo:rsid="0032f767" officeooo:paragraph-rsid="0032f767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34a766" officeooo:paragraph-rsid="0034a766"/>
    </style:style>
    <style:style style:name="P14" style:family="paragraph" style:parent-style-name="Text_20_body">
      <style:text-properties officeooo:rsid="0034fa0e" officeooo:paragraph-rsid="0034fa0e"/>
    </style:style>
    <style:style style:name="P15" style:family="paragraph" style:parent-style-name="Text_20_body">
      <style:text-properties officeooo:rsid="0035fe0c" officeooo:paragraph-rsid="0035fe0c"/>
    </style:style>
    <style:style style:name="P16" style:family="paragraph" style:parent-style-name="Heading_20_1">
      <style:text-properties fo:font-size="14pt" officeooo:rsid="0032f767" officeooo:paragraph-rsid="0032f767" style:font-size-asian="14pt" style:font-size-complex="14pt"/>
    </style:style>
    <style:style style:name="P17" style:family="paragraph" style:parent-style-name="Heading_20_1">
      <style:text-properties officeooo:rsid="001972b7"/>
    </style:style>
    <style:style style:name="P18" style:family="paragraph" style:parent-style-name="Heading_20_2">
      <style:text-properties officeooo:paragraph-rsid="000cdffa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style:font-name="Courier 10 Pitch" fo:font-size="11pt" officeooo:rsid="000bc903" style:font-size-asian="11pt" style:font-size-complex="11pt"/>
    </style:style>
    <style:style style:name="T3" style:family="text">
      <style:text-properties officeooo:rsid="000c0e99"/>
    </style:style>
    <style:style style:name="T4" style:family="text">
      <style:text-properties officeooo:rsid="000cdffa"/>
    </style:style>
    <style:style style:name="T5" style:family="text">
      <style:text-properties officeooo:rsid="000db338"/>
    </style:style>
    <style:style style:name="T6" style:family="text">
      <style:text-properties officeooo:rsid="000f926b"/>
    </style:style>
    <style:style style:name="T7" style:family="text">
      <style:text-properties officeooo:rsid="0011f6b1"/>
    </style:style>
    <style:style style:name="T8" style:family="text">
      <style:text-properties officeooo:rsid="0012b9d7"/>
    </style:style>
    <style:style style:name="T9" style:family="text">
      <style:text-properties officeooo:rsid="001482a9"/>
    </style:style>
    <style:style style:name="T10" style:family="text">
      <style:text-properties officeooo:rsid="001b6d42"/>
    </style:style>
    <style:style style:name="T11" style:family="text">
      <style:text-properties officeooo:rsid="001bd343"/>
    </style:style>
    <style:style style:name="T12" style:family="text">
      <style:text-properties officeooo:rsid="00218cb8"/>
    </style:style>
    <style:style style:name="T13" style:family="text">
      <style:text-properties officeooo:rsid="002344ac"/>
    </style:style>
    <style:style style:name="T14" style:family="text">
      <style:text-properties officeooo:rsid="00267cd7"/>
    </style:style>
    <style:style style:name="T15" style:family="text">
      <style:text-properties officeooo:rsid="002fb9c6"/>
    </style:style>
    <style:style style:name="T16" style:family="text">
      <style:text-properties officeooo:rsid="0032f767"/>
    </style:style>
    <style:style style:name="T17" style:family="text">
      <style:text-properties officeooo:rsid="0034a766"/>
    </style:style>
    <style:style style:name="T18" style:family="text">
      <style:text-properties officeooo:rsid="0035fe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Echallier Nicolas</text:h>
      <text:p text:style-name="P12">Mahieddine Yaker </text:p>
      <text:h text:style-name="Heading_20_1" text:outline-level="1">1er TP - Prise en main </text:h>
      <text:h text:style-name="Heading_20_2" text:outline-level="2">1- exemple basique d'utilisation du multicore</text:h>
      <text:p text:style-name="P1">Nous avons implémenté cet exercice dans le fichier ASE_TP5/ex1.c.</text:p>
      <text:p text:style-name="P1">Pour résumer, nous avons lié <text:span text:style-name="T1">IRQVECTOR[0]</text:span> avec notre fonction ex1 ; <text:span text:style-name="T3">qui imprime le numéro du cœur et compte un certain temps.</text:span></text:p>
      <text:p text:style-name="P3"/>
      <text:h text:style-name="P18" text:outline-level="2">2- utilisation de timer / <text:span text:style-name="T4">3- utilisation du lock</text:span></text:h>
      <text:p text:style-name="P2">Nous avons <text:span text:style-name="T6">implémenté</text:span> cet exercice dans le fichier ASE_TP5/ex<text:span text:style-name="T5">3</text:span>.c.</text:p>
      <text:p text:style-name="P4">Tout marche. Lorsque <text:span text:style-name="T7">l’interruption TIMER_IRQ arrive, le cœur 2 exécute la fonction irqCoucou qui affiche un message et le cœur sur lequel la fonction est appelé.</text:span></text:p>
      <text:p text:style-name="P5">En ce qui concerne <text:span text:style-name="T7">l’utilisation</text:span> du lock, elle marche et elle est appelé dans la fonction ex3. En gros, <text:span text:style-name="T8">le cœur essai de</text:span> prendre un lock. <text:span text:style-name="T9">Si est libre, il le prend et imprime un message, attends 0xFFFFFF, réimprime un message et rend le lock. </text:span></text:p>
      <text:p text:style-name="P6">Si le lock n'est pas libre, le cœur attend un peu et ré-essai de le prendre.</text:p>
      <text:p text:style-name="P6">Nous avions eu un peu de problèmes dans cette partie car lorsque nous <text:span text:style-name="T10">relâchions</text:span> le lock, nous ne faisions pas attendre le <text:span text:style-name="T10">cœur</text:span> un peu pour donner le temps aux autres cœurs <text:span text:style-name="T11">de le prendre.</text:span> <text:span text:style-name="T10">En faisant attendre le cœur un peu après qu'il ait relâché le lock, on permet aux autres cœur d'avoir le temps de le prendre.</text:span></text:p>
      <text:h text:style-name="P17" text:outline-level="1">2e TP - Gestion de contextes en multicore</text:h>
      <text:p text:style-name="P7">Nous avions mis en place la méthode 3 que l'on a utilisé dans la partie 3. Le code peut être trouvé dans le fichier <text:span text:style-name="T2">multiCore.c</text:span>. Nous n'avons pas réussi à compiler le fichier <text:span text:style-name="T2">multiCore.c</text:span> et <text:span text:style-name="T2">shell_mc.c</text:span> en même temps car cela nous donnait des erreurs de compilations.</text:p>
      <text:p text:style-name="P8">En gros, lorsque un contexte a fini de <text:span text:style-name="T12">s’exécuter</text:span> il retourne dans la fonction in<text:span text:style-name="T13">it</text:span> (on imprime le message back to init en rouge).</text:p>
      <text:h text:style-name="Heading_20_1" text:outline-level="1">3e TP - Partage de structures du noyau</text:h>
      <text:h text:style-name="Heading_20_2" text:outline-level="2">1- Bibliothèque de gestion d'un unique verrou klock</text:h>
      <text:p text:style-name="P9">Nous avons implémenté le <text:span text:style-name="T14">verrou dans deux fonctions klock et kunlock dans le fichier sched.c. D'ailleurs, nous avons fait un code bien plus efficace pour le klock que celui que nous avions fait </text:span><text:soft-page-break/><text:span text:style-name="T14">pour la session1. </text:span></text:p>
      <text:h text:style-name="Heading_20_2" text:outline-level="2">3- Équilibre de la charge</text:h>
      <text:p text:style-name="P10">C'est ici que nous avons eu un problème. <text:span text:style-name="T15">Pour une raison que nous ne comprenons pas, nous pouvons lancer un premier contexte sur chaque processeur mais dès que l'on ré-essait d'en créer un nouveau, nous avons une erreur de segmentation.</text:span></text:p>
      <text:p text:style-name="P11"><text:span text:style-name="T17">Nous avons réussi</text:span> à trouver d’où le problème venait mais <text:span text:style-name="T17">nous </text:span>ne compren<text:span text:style-name="T17">ons </text:span>pas pourquoi : le problème vient lorsque, dans le switch_to_ctx, nous chargeons le context de la fonction pour utiliser son esp et son ebp (ligne 181 du fichier sched.c).</text:p>
      <text:p text:style-name="P11">Nous n'avons donc pas pu tester l'implémentation du load_balancer que nous voulions utiliser. Elle se trouve dans shell_mc.c et s'appelle… LoadBalancer.</text:p>
      <text:p text:style-name="P11">En gros, le but ici était, lorsque un cœur avait fini ses tâche, de parcourir la liste des tâches des autres processeurs. Si un de <text:span text:style-name="T16">s</text:span>es processeurs avait plus d'un tâche en route, il devait lui « voler » s<text:span text:style-name="T16">a tâche</text:span>.</text:p>
      <text:p text:style-name="P13">Un signal « SigUsr 2 » arrive au moment de la création de deux autres processus.</text:p>
      <text:p text:style-name="P14">4- Implémentation des sémaphores</text:p>
      <text:p text:style-name="P14">Une implémentation des sémaphores était déjà présente dans une ancienne version du projet (gestion de disque), il a fallût donc juste la reprendre, et l'adapter à une utilisation multicoeur.</text:p>
      <text:p text:style-name="P14">Etant donné le probleme d'erreur de segmentation rencontré auparavant, il nous est impossible de réellement tester le code.</text:p>
      <text:p text:style-name="P14">L'implémentation des semaphore se comporte ainsi :</text:p>
      <text:p text:style-name="P15">sem_down :</text:p>
      <text:p text:style-name="P14">- <text:span text:style-name="T18">Si le compteur du semaphore n'est pas nul, on le decrémente.</text:span></text:p>
      <text:p text:style-name="P14">- <text:span text:style-name="T18">Sinon :</text:span></text:p>
      <text:p text:style-name="P14"><text:tab/><text:span text:style-name="T18">On ajoute le contexte demandeur à la liste sem_ctx (liste qui gere les contexts bloqués)</text:span></text:p>
      <text:p text:style-name="P14"><text:tab/><text:span text:style-name="T18">et on met sont status à CTX_STP (context stoppé)</text:span></text:p>
      <text:p text:style-name="P15">sem_up</text:p>
      <text:p text:style-name="P15">- on incrémente le compteur :</text:p>
      <text:p text:style-name="P15"><text:tab/>si un context est présent en tete de la liste des contextes du sémaphore, on change son status en CTX_EXQ (context en cours d'execution).</text:p>
      <text:p text:style-name="P15"/>
      <text:p text:style-name="P15"/>
      <text:p text:style-name="P15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kouere </meta:initial-creator>
    <meta:creation-date>2015-03-22T15:36:23.779816542</meta:creation-date>
    <dc:date>2015-03-23T11:26:38.305027038</dc:date>
    <meta:editing-duration>PT3H34M40S</meta:editing-duration>
    <meta:editing-cycles>40</meta:editing-cycles>
    <meta:generator>LibreOffice/4.4.1.2$Linux_X86_64 LibreOffice_project/40m0$Build-2</meta:generator>
    <meta:document-statistic meta:table-count="0" meta:image-count="0" meta:object-count="0" meta:page-count="2" meta:paragraph-count="37" meta:word-count="637" meta:character-count="3676" meta:non-whitespace-character-count="3066"/>
  </office:meta>
</office:document-meta>
</file>